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.6285in" table:align="left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1.568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10d7" officeooo:paragraph-rsid="000710d7"/>
    </style:style>
    <style:style style:name="P2" style:family="paragraph" style:parent-style-name="Table_20_Contents">
      <style:text-properties officeooo:rsid="000710d7" officeooo:paragraph-rsid="000710d7"/>
    </style:style>
    <style:style style:name="T1" style:family="text">
      <style:text-properties officeooo:rsid="000575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GTFSTekó</text:span> es una plataforma digital creada para optimizar la gestión y accesibilidad del transporte público en la provincia de Corrientes. Integra rutas, paradas y horarios de colectivos en un formato compatible con el estándar global de transporte público <text:span text:style-name="Strong_20_Emphasis">GTFS</text:span> (General Transit Feed Specification). <text:s/><text:span text:style-name="T1">P</text:span>ermite a autoridades y empresas cargar y mantener actualizados los datos del transporte, facilitando su uso en aplicaciones como Google Maps, lo que incluye la visualización de paradas y combinaciones en su algoritmo de rutas. De este modo, <text:span text:style-name="T1">aprovechando recursos de código abierto</text:span> <text:span text:style-name="T1">se</text:span> fomenta el uso del transporte público, permitiendo que tanto correntinos como turistas se desplacen de manera más eficiente por la ciudad.</text:p>
      <text:p text:style-name="Standard"/>
      <text:p text:style-name="P1">Stack:</text:p>
      <text:p text:style-name="P1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ase de datos</text:p>
          </table:table-cell>
          <table:table-cell table:style-name="Table1.B1" office:value-type="string">
            <text:p text:style-name="P2">sqlite</text:p>
          </table:table-cell>
        </table:table-row>
        <table:table-row>
          <table:table-cell table:style-name="Table1.A2" office:value-type="string">
            <text:p text:style-name="P2">Backend</text:p>
          </table:table-cell>
          <table:table-cell table:style-name="Table1.B2" office:value-type="string">
            <text:p text:style-name="P2">Python Flask</text:p>
          </table:table-cell>
        </table:table-row>
        <table:table-row>
          <table:table-cell table:style-name="Table1.A2" office:value-type="string">
            <text:p text:style-name="P2">Frontend</text:p>
          </table:table-cell>
          <table:table-cell table:style-name="Table1.B2" office:value-type="string">
            <text:p text:style-name="P2">Puro html y Bootstrap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7:06:32.052346783</meta:creation-date>
    <dc:date>2024-10-14T20:16:30.645076056</dc:date>
    <meta:editing-duration>PT1H22M40S</meta:editing-duration>
    <meta:editing-cycles>1</meta:editing-cycles>
    <meta:document-statistic meta:table-count="1" meta:image-count="0" meta:object-count="0" meta:page-count="1" meta:paragraph-count="9" meta:word-count="121" meta:character-count="797" meta:non-whitespace-character-count="682"/>
    <meta:generator>LibreOffice/24.8.2.1$MacOSX_X86_64 LibreOffice_project/0f794b6e29741098670a3b95d60478a65d05ef13</meta:generator>
  </office:meta>
</office:document-meta>
</file>